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55600000300B9CBE5DED047703C.png" manifest:media-type="image/png"/>
  <manifest:file-entry manifest:full-path="Pictures/100000000000055600000300E6645AEFF9CC6BFB.png" manifest:media-type="image/png"/>
  <manifest:file-entry manifest:full-path="Pictures/100000000000055600000300E87A1E1DED5A077D.png" manifest:media-type="image/png"/>
  <manifest:file-entry manifest:full-path="Pictures/1000000000000556000003007F654D1E5971128A.png" manifest:media-type="image/png"/>
  <manifest:file-entry manifest:full-path="Pictures/10000201000000D300000059C9E9D484ECFED954.png" manifest:media-type="image/png"/>
  <manifest:file-entry manifest:full-path="Pictures/100000000000055600000300BE6895DD5F8B1369.png" manifest:media-type="image/png"/>
  <manifest:file-entry manifest:full-path="Pictures/10000201000000AC0000004140196D537B0D1623.png" manifest:media-type="image/png"/>
  <manifest:file-entry manifest:full-path="Pictures/1000000000000556000003003E1081F17861CF33.png" manifest:media-type="image/png"/>
  <manifest:file-entry manifest:full-path="Pictures/10000201000000D000000058E3135490AA413EE5.png" manifest:media-type="image/png"/>
  <manifest:file-entry manifest:full-path="Pictures/10000000000005560000030028A3DBA36E4B36B4.png" manifest:media-type="image/png"/>
  <manifest:file-entry manifest:full-path="Pictures/10000201000000AB00000043F4363BFB63FDB0FF.png" manifest:media-type="image/png"/>
  <manifest:file-entry manifest:full-path="Pictures/1000000000000556000003008ABF8C873672318A.png" manifest:media-type="image/png"/>
  <manifest:file-entry manifest:full-path="Pictures/10000201000000AC000000414B99D5735EA36EE1.png" manifest:media-type="image/png"/>
  <manifest:file-entry manifest:full-path="Pictures/1000000000000556000003008C6BC36CBAE49B01.png" manifest:media-type="image/png"/>
  <manifest:file-entry manifest:full-path="Pictures/10000201000000AE00000043AC0E51699C66B13C.png" manifest:media-type="image/png"/>
  <manifest:file-entry manifest:full-path="Pictures/10000201000000AC0000004280633CF423013D6A.png" manifest:media-type="image/png"/>
  <manifest:file-entry manifest:full-path="Pictures/10000201000000B000000044DA45304EDD19B186.png" manifest:media-type="image/png"/>
  <manifest:file-entry manifest:full-path="Pictures/10000201000000B000000041832FAB33047C0B8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19cm, 16.585cm, 9.087cm, 9.34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09cm, 7.44cm, 6.471cm, 15.086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17cm, 19.426cm, 0.993cm, 3.69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766cm, 5.704cm, 4.735cm, 15.08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51cm, 6.735cm, 8.694cm, 16.985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86cm, 7.549cm, 2.946cm, 17.907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9cm, 4.348cm, 6.796cm, 24.03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68cm, 1.256cm, 5.549cm, 26.097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79cm, 1.093cm, 5.873cm, 26.206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34cm" svg:height="2.932cm" svg:x="1.719cm" svg:y="1.506cm">
          <draw:image xlink:href="Pictures/1000000000000556000003003E1081F17861CF33.png" xlink:type="simple" xlink:show="embed" xlink:actuate="onLoad">
            <text:p/>
          </draw:image>
        </draw:frame>
        <draw:frame draw:style-name="gr2" draw:text-style-name="P1" draw:layer="layout" svg:width="5.581cm" svg:height="2.353cm" svg:x="1.442cm" svg:y="4.893cm">
          <draw:image xlink:href="Pictures/10000201000000D300000059C9E9D484ECFED954.png" xlink:type="simple" xlink:show="embed" xlink:actuate="onLoad">
            <text:p/>
          </draw:image>
        </draw:frame>
        <draw:frame draw:style-name="gr2" draw:text-style-name="P1" draw:layer="layout" svg:width="5.501cm" svg:height="2.327cm" svg:x="7.303cm" svg:y="4.863cm">
          <draw:image xlink:href="Pictures/10000201000000D000000058E3135490AA413EE5.png" xlink:type="simple" xlink:show="embed" xlink:actuate="onLoad">
            <text:p/>
          </draw:image>
        </draw:frame>
        <draw:frame draw:style-name="gr2" draw:text-style-name="P1" draw:layer="layout" svg:width="4.549cm" svg:height="1.745cm" svg:x="1.605cm" svg:y="7.917cm">
          <draw:image xlink:href="Pictures/10000201000000AC0000004280633CF423013D6A.png" xlink:type="simple" xlink:show="embed" xlink:actuate="onLoad">
            <text:p/>
          </draw:image>
        </draw:frame>
        <draw:frame draw:style-name="gr2" draw:text-style-name="P1" draw:layer="layout" svg:width="4.522cm" svg:height="1.771cm" svg:x="6.764cm" svg:y="8.521cm">
          <draw:image xlink:href="Pictures/10000201000000AB00000043F4363BFB63FDB0FF.png" xlink:type="simple" xlink:show="embed" xlink:actuate="onLoad">
            <text:p/>
          </draw:image>
        </draw:frame>
        <draw:frame draw:style-name="gr2" draw:text-style-name="P1" draw:layer="layout" svg:width="4.549cm" svg:height="1.718cm" svg:x="11.455cm" svg:y="8.401cm">
          <draw:image xlink:href="Pictures/10000201000000AC000000414B99D5735EA36EE1.png" xlink:type="simple" xlink:show="embed" xlink:actuate="onLoad">
            <text:p/>
          </draw:image>
        </draw:frame>
        <draw:frame draw:style-name="gr2" draw:text-style-name="P1" draw:layer="layout" svg:width="4.655cm" svg:height="1.718cm" svg:x="15.987cm" svg:y="8.313cm">
          <draw:image xlink:href="Pictures/10000201000000B000000041832FAB33047C0B84.png" xlink:type="simple" xlink:show="embed" xlink:actuate="onLoad">
            <text:p/>
          </draw:image>
        </draw:frame>
        <draw:frame draw:style-name="gr2" draw:text-style-name="P1" draw:layer="layout" svg:width="4.602cm" svg:height="1.771cm" svg:x="1.696cm" svg:y="10.256cm">
          <draw:image xlink:href="Pictures/10000201000000AE00000043AC0E51699C66B13C.png" xlink:type="simple" xlink:show="embed" xlink:actuate="onLoad">
            <text:p/>
          </draw:image>
        </draw:frame>
        <draw:frame draw:style-name="gr2" draw:text-style-name="P1" draw:layer="layout" svg:width="4.549cm" svg:height="1.718cm" svg:x="6.779cm" svg:y="10.43cm">
          <draw:image xlink:href="Pictures/10000201000000AC0000004140196D537B0D1623.png" xlink:type="simple" xlink:show="embed" xlink:actuate="onLoad">
            <text:p/>
          </draw:image>
        </draw:frame>
        <draw:frame draw:style-name="gr2" draw:text-style-name="P1" draw:layer="layout" svg:width="4.655cm" svg:height="1.797cm" svg:x="11.43cm" svg:y="10.272cm">
          <draw:image xlink:href="Pictures/10000201000000B000000044DA45304EDD19B186.png" xlink:type="simple" xlink:show="embed" xlink:actuate="onLoad">
            <text:p/>
          </draw:image>
        </draw:frame>
        <draw:frame draw:style-name="gr3" draw:text-style-name="P1" draw:layer="layout" svg:width="7.378cm" svg:height="4.085cm" svg:x="1.528cm" svg:y="12.553cm">
          <draw:image xlink:href="Pictures/1000000000000556000003008C6BC36CBAE49B01.png" xlink:type="simple" xlink:show="embed" xlink:actuate="onLoad">
            <text:p/>
          </draw:image>
        </draw:frame>
        <draw:frame draw:style-name="gr4" draw:text-style-name="P1" draw:layer="layout" svg:width="7.054cm" svg:height="8.73cm" svg:x="10.467cm" svg:y="12.612cm">
          <draw:image xlink:href="Pictures/10000000000005560000030028A3DBA36E4B36B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8.319cm" svg:height="5.32cm" svg:x="1.205cm" svg:y="1.559cm">
          <draw:image xlink:href="Pictures/1000000000000556000003007F654D1E5971128A.png" xlink:type="simple" xlink:show="embed" xlink:actuate="onLoad">
            <text:p/>
          </draw:image>
        </draw:frame>
        <draw:frame draw:style-name="gr6" draw:text-style-name="P1" draw:layer="layout" svg:width="6.731cm" svg:height="2.586cm" svg:x="1.558cm" svg:y="7.203cm">
          <draw:image xlink:href="Pictures/100000000000055600000300BE6895DD5F8B1369.png" xlink:type="simple" xlink:show="embed" xlink:actuate="onLoad">
            <text:p/>
          </draw:image>
        </draw:frame>
        <draw:frame draw:style-name="gr7" draw:text-style-name="P1" draw:layer="layout" svg:width="5.79cm" svg:height="6.496cm" svg:x="10.819cm" svg:y="1.321cm">
          <draw:image xlink:href="Pictures/100000000000055600000300E87A1E1DED5A077D.png" xlink:type="simple" xlink:show="embed" xlink:actuate="onLoad">
            <text:p/>
          </draw:image>
        </draw:frame>
        <draw:frame draw:style-name="gr8" draw:text-style-name="P2" draw:layer="layout" svg:width="5.3cm" svg:height="5.968cm" svg:x="1.529cm" svg:y="10.26cm">
          <draw:image xlink:href="Pictures/100000000000055600000300E6645AEFF9CC6BFB.png" xlink:type="simple" xlink:show="embed" xlink:actuate="onLoad">
            <text:p/>
          </draw:image>
        </draw:frame>
        <draw:frame draw:style-name="gr9" draw:text-style-name="P2" draw:layer="layout" svg:width="4.762cm" svg:height="5.908cm" svg:x="7.615cm" svg:y="10.513cm">
          <draw:image xlink:href="Pictures/1000000000000556000003008ABF8C873672318A.png" xlink:type="simple" xlink:show="embed" xlink:actuate="onLoad">
            <text:p/>
          </draw:image>
        </draw:frame>
        <draw:frame draw:style-name="gr10" draw:text-style-name="P2" draw:layer="layout" svg:width="4.791cm" svg:height="5.997cm" svg:x="13.582cm" svg:y="10.701cm">
          <draw:image xlink:href="Pictures/100000000000055600000300B9CBE5DED047703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3T14:09:19.401709236</meta:creation-date>
    <meta:generator>LibreOffice/5.3.1.2$Linux_x86 LibreOffice_project/e80a0e0fd1875e1696614d24c32df0f95f03deb2</meta:generator>
    <dc:date>2017-05-30T07:58:40.615185939</dc:date>
    <meta:editing-duration>PT3H46M2S</meta:editing-duration>
    <meta:editing-cycles>10</meta:editing-cycles>
    <meta:document-statistic meta:object-count="18"/>
  </office:meta>
</office:document-meta>
</file>